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erceptingClientHttpRequestFactory.InterceptingClientHttpRequestFactory( ClientHttpRequestFactory requestFactory , @ Nullable List &lt; ClientHttpRequestInterceptor &gt; intercepto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terceptingClientHttpRequestFactory.createRequest( URI uri , HttpMethod httpMethod , ClientHttpRequestFactory request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